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0580000001F4185141DA360E009.png" manifest:media-type="image/png"/>
  <manifest:file-entry manifest:full-path="Pictures/10000201000003A6000003A621C18D3F36840F7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adornments="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3465a4" draw:fill="solid" draw:fill-color="#92aa83" draw:textarea-horizontal-align="justify" draw:textarea-vertical-align="middle" draw:auto-grow-height="false" fo:min-height="11.452cm" fo:min-width="11.202cm"/>
    </style:style>
    <style:style style:name="gr3" style:family="graphic" style:parent-style-name="standard">
      <style:graphic-properties draw:stroke="none" svg:stroke-color="#3465a4" draw:fill="solid" draw:fill-color="#92aa83" draw:textarea-horizontal-align="justify" draw:textarea-vertical-align="middle" draw:auto-grow-height="false" fo:min-height="0.094cm" fo:min-width="0cm"/>
    </style:style>
    <style:style style:name="gr4" style:family="graphic" style:parent-style-name="standard">
      <style:graphic-properties svg:stroke-width="0.305cm" svg:stroke-color="#92aa83" draw:marker-start-width="1.118cm" draw:marker-end-width="1.118cm" svg:stroke-linecap="round" draw:fill="none" draw:textarea-horizontal-align="justify" draw:textarea-vertical-align="middle" draw:auto-grow-height="false" fo:min-height="3.052cm" fo:min-width="2.675cm" fo:padding-top="0.277cm" fo:padding-bottom="0.277cm" fo:padding-left="0.402cm" fo:padding-right="0.402cm"/>
    </style:style>
    <style:style style:name="gr5" style:family="graphic" style:parent-style-name="standard">
      <style:graphic-properties svg:stroke-width="0.305cm" svg:stroke-color="#92aa83" draw:marker-start-width="1.117cm" draw:marker-end-width="1.117cm" draw:fill="none" draw:textarea-vertical-align="middle" draw:auto-grow-height="false" fo:min-height="3.56cm" fo:min-width="3.31cm" fo:padding-top="0.277cm" fo:padding-bottom="0.277cm" fo:padding-left="0.402cm" fo:padding-right="0.402cm"/>
    </style:style>
    <style:style style:name="gr6" style:family="graphic" style:parent-style-name="standard">
      <style:graphic-properties svg:stroke-width="0.305cm" svg:stroke-color="#92aa83" draw:marker-start-width="1.117cm" draw:marker-end-width="1.117cm" draw:fill="none" draw:textarea-vertical-align="middle" draw:auto-grow-height="false" fo:min-height="3.256cm" fo:min-width="3.006cm" fo:padding-top="0.277cm" fo:padding-bottom="0.277cm" fo:padding-left="0.402cm" fo:padding-right="0.402cm"/>
    </style:style>
    <style:style style:name="gr7" style:family="graphic" style:parent-style-name="standard">
      <style:graphic-properties svg:stroke-width="0.305cm" svg:stroke-color="#9b83aa" draw:marker-start-width="1.117cm" draw:marker-end-width="1.117cm" draw:fill="none" draw:textarea-vertical-align="middle" draw:auto-grow-height="false" fo:min-height="3.256cm" fo:min-width="3.006cm" fo:padding-top="0.277cm" fo:padding-bottom="0.277cm" fo:padding-left="0.402cm" fo:padding-right="0.402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6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02cm" fo:min-width="0cm"/>
    </style:style>
    <style:style style:name="gr11" style:family="graphic" style:parent-style-name="standard">
      <style:graphic-properties svg:stroke-width="0.305cm" svg:stroke-color="#92aa83" draw:marker-start-width="1.117cm" draw:marker-end-width="1.117cm" draw:fill="none" draw:textarea-vertical-align="middle" draw:auto-grow-height="false" fo:min-height="8.346cm" fo:min-width="7.959cm" fo:padding-top="0.277cm" fo:padding-bottom="0.277cm" fo:padding-left="0.402cm" fo:padding-right="0.402cm"/>
    </style:style>
    <style:style style:name="gr12" style:family="graphic" style:parent-style-name="standard">
      <style:graphic-properties svg:stroke-width="0.305cm" svg:stroke-color="#92aa83" draw:marker-start-width="1.117cm" draw:marker-end-width="1.117cm" draw:fill="none" draw:textarea-vertical-align="middle" draw:auto-grow-height="false" fo:min-height="13.161cm" fo:min-width="12.786cm" fo:padding-top="0.277cm" fo:padding-bottom="0.277cm" fo:padding-left="0.402cm" fo:padding-right="0.402cm"/>
    </style:style>
    <style:style style:name="gr13" style:family="graphic" style:parent-style-name="standard">
      <style:graphic-properties draw:stroke="none" svg:stroke-color="#3465a4" draw:fill="gradient" draw:fill-gradient-name="Olive_20_Green" draw:gradient-step-count="0" draw:opacity="30%" draw:textarea-horizontal-align="justify" draw:textarea-vertical-align="middle" draw:auto-grow-height="false" fo:min-height="12.953cm" fo:min-width="13.061cm" draw:shadow-opacity="30%"/>
    </style:style>
    <style:style style:name="gr14" style:family="graphic" style:parent-style-name="standard">
      <style:graphic-properties svg:stroke-width="0.305cm" svg:stroke-color="#92aa83" draw:marker-start-width="1.117cm" draw:marker-end-width="1.117cm" draw:fill="none" draw:textarea-vertical-align="middle" draw:auto-grow-height="false" fo:min-height="18.019cm" fo:min-width="18.373cm" fo:padding-top="0.277cm" fo:padding-bottom="0.277cm" fo:padding-left="0.402cm" fo:padding-right="0.402cm"/>
    </style:style>
    <style:style style:name="gr15" style:family="graphic" style:parent-style-name="standard">
      <style:graphic-properties draw:stroke="none" svg:stroke-color="#3465a4" draw:fill="gradient" draw:fill-gradient-name="gradient" draw:gradient-step-count="0" draw:opacity="30%" draw:textarea-horizontal-align="justify" draw:textarea-vertical-align="middle" draw:auto-grow-height="false" fo:min-height="5.858cm" fo:min-width="5.517cm" draw:shadow-opacity="30%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1cm" fo:min-width="0cm"/>
    </style:style>
    <style:style style:name="gr17" style:family="graphic" style:parent-style-name="standard">
      <style:graphic-properties draw:fill="solid" draw:fill-color="#9b83aa" draw:textarea-horizontal-align="justify" draw:textarea-vertical-align="middle" draw:auto-grow-height="false" fo:min-height="0.379cm" fo:min-width="0.129cm"/>
    </style:style>
    <style:style style:name="gr18" style:family="graphic" style:parent-style-name="standard">
      <style:graphic-properties draw:fill="solid" draw:fill-color="#9b83aa" draw:textarea-horizontal-align="justify" draw:textarea-vertical-align="middle" draw:auto-grow-height="false" fo:min-height="0.559cm" fo:min-width="0.309cm"/>
    </style:style>
    <style:style style:name="gr19" style:family="graphic" style:parent-style-name="standard">
      <style:graphic-properties draw:fill="solid" draw:fill-color="#9b83aa" draw:textarea-horizontal-align="justify" draw:textarea-vertical-align="middle" draw:auto-grow-height="false" fo:min-height="0.919cm" fo:min-width="0.669cm"/>
    </style:style>
    <style:style style:name="gr20" style:family="graphic" style:parent-style-name="standard">
      <style:graphic-properties draw:fill="solid" draw:fill-color="#9b83aa" draw:textarea-horizontal-align="justify" draw:textarea-vertical-align="middle" draw:auto-grow-height="false" fo:min-height="1.368cm" fo:min-width="1.118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64cm" fo:min-width="0cm" draw:fontwork-style="none" draw:fontwork-adjust="autosize" draw:fontwork-distance="7.112cm" draw:fontwork-start="0cm" draw:fontwork-mirror="true" draw:fontwork-outline="true" draw:fontwork-shadow-offset-x="0cm" draw:fontwork-shadow-offset-y="0cm"/>
    </style:style>
    <style:style style:name="gr22" style:family="graphic" style:parent-style-name="standard">
      <style:graphic-properties svg:stroke-width="0.305cm" svg:stroke-color="#9b83aa" draw:marker-start-width="1.117cm" draw:marker-end-width="1.117cm" svg:stroke-linecap="round" draw:fill="none" draw:textarea-horizontal-align="justify" draw:textarea-vertical-align="middle" draw:auto-grow-height="false" fo:min-height="22.846cm" fo:min-width="22.596cm" fo:padding-top="0.277cm" fo:padding-bottom="0.277cm" fo:padding-left="0.402cm" fo:padding-right="0.402cm"/>
    </style:style>
    <style:style style:name="gr2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24" style:family="graphic" style:parent-style-name="standard">
      <style:graphic-properties draw:stroke="none" svg:stroke-color="#3465a4" draw:fill="solid" draw:fill-color="#9b83aa" draw:textarea-horizontal-align="justify" draw:textarea-vertical-align="middle" draw:auto-grow-height="false" fo:min-height="3.253cm" fo:min-width="3.003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92aa83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text-properties fo:font-size="12pt"/>
    </style:style>
    <style:style style:name="P5" style:family="paragraph">
      <loext:graphic-properties draw:fill="none" draw:fill-color="#ffffff"/>
      <style:text-properties style:text-outline="true" style:font-name="Droid Sans Fallback" fo:font-size="12pt" fo:font-weight="bold" fo:background-color="#00381f" style:font-size-asian="18pt" style:font-size-complex="18pt"/>
    </style:style>
    <style:style style:name="P6" style:family="paragraph">
      <loext:graphic-properties draw:fill="gradient" draw:fill-gradient-name="Olive_20_Green" draw:gradient-step-count="0" draw:opacity="30%"/>
      <style:paragraph-properties fo:text-align="center"/>
    </style:style>
    <style:style style:name="P7" style:family="paragraph">
      <loext:graphic-properties draw:fill="gradient" draw:fill-gradient-name="gradient" draw:gradient-step-count="0" draw:opacity="30%"/>
      <style:paragraph-properties fo:text-align="center"/>
    </style:style>
    <style:style style:name="P8" style:family="paragraph">
      <loext:graphic-properties draw:fill="solid" draw:fill-color="#9b83aa"/>
      <style:paragraph-properties fo:text-align="center"/>
    </style:style>
    <style:style style:name="P9" style:family="paragraph">
      <style:text-properties fo:font-weight="bold"/>
    </style:style>
    <style:style style:name="P10" style:family="paragraph">
      <loext:graphic-properties draw:fill="none" draw:fill-color="#ffffff"/>
      <style:text-properties fo:font-size="11pt" fo:font-weight="bold" style:font-size-asian="18pt" style:font-size-complex="18pt"/>
    </style:style>
    <style:style style:name="T1" style:family="text">
      <style:text-properties style:text-outline="true" style:font-name="Droid Sans Fallback" fo:font-size="12pt" fo:font-weight="bold" style:font-size-asian="18pt" style:font-size-complex="18pt"/>
    </style:style>
    <style:style style:name="T2" style:family="text">
      <style:text-properties fo:font-size="11pt" fo:font-weight="bold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3.698cm" svg:height="3.698cm" svg:x="1.024cm" svg:y="1.024cm">
          <draw:image xlink:href="Pictures/10000201000003A6000003A621C18D3F36840F77.png" xlink:type="simple" xlink:show="embed" xlink:actuate="onLoad">
            <text:p/>
          </draw:image>
        </draw:frame>
        <draw:custom-shape draw:style-name="gr2" draw:text-style-name="P2" draw:layer="layout" svg:width="23.4cm" svg:height="23.4cm" svg:x="1cm" svg:y="1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10642.6221101662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23.4cm" svg:height="23.4cm" draw:transform="rotate (0.785398163397448) translate (-3.85cm 12.709cm)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10642.6221101662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3.175cm" svg:height="3.302cm" svg:x="20.823cm" svg:y="20.73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3.81cm" svg:height="3.81cm" svg:x="1.381cm" svg:y="20.177cm">
          <text:p/>
          <draw:enhanced-geometry draw:glue-point-type="segments" draw:type="mso-spt100" draw:modifiers="-90 0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6" draw:text-style-name="P3" draw:layer="layout" svg:width="3.81cm" svg:height="3.81cm" svg:x="20.304cm" svg:y="1.254cm">
          <text:p/>
          <draw:enhanced-geometry draw:glue-point-type="segments" draw:type="mso-spt100" draw:modifiers="133.026382155175 134.338455524426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7" draw:text-style-name="P3" draw:layer="layout" svg:width="3.81cm" svg:height="3.81cm" draw:transform="rotate (0.785398163397448) translate (0.619cm 22.109cm)">
          <text:p/>
          <draw:enhanced-geometry draw:glue-point-type="segments" draw:type="mso-spt100" draw:modifiers="-90 89.5694216416552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6" draw:text-style-name="P3" draw:layer="layout" svg:width="3.81cm" svg:height="3.81cm" svg:x="10.779cm" svg:y="10.779cm">
          <text:p/>
          <draw:enhanced-geometry draw:glue-point-type="segments" draw:type="mso-spt100" draw:modifiers="-90 0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frame draw:style-name="gr8" draw:text-style-name="P5" draw:layer="layout" svg:width="4.016cm" svg:height="0.806cm" svg:x="0.794cm" svg:y="4.639cm">
          <draw:text-box>
            <text:p text:style-name="P4"><text:span text:style-name="T1">CONDIVISIBILE</text:span></text:p>
          </draw:text-box>
        </draw:frame>
        <draw:frame draw:style-name="gr8" draw:text-style-name="P5" draw:layer="layout" svg:width="2.894cm" svg:height="0.806cm" svg:x="20.812cm" svg:y="2.226cm">
          <draw:text-box>
            <text:p text:style-name="P4"><text:span text:style-name="T1">PUBBLICO</text:span></text:p>
          </draw:text-box>
        </draw:frame>
        <draw:frame draw:style-name="gr8" draw:text-style-name="P5" draw:layer="layout" svg:width="4.507cm" svg:height="0.806cm" svg:x="12.859cm" svg:y="1.337cm">
          <draw:text-box>
            <text:p text:style-name="P4"><text:span text:style-name="T1">CON CONDIZIONI</text:span></text:p>
          </draw:text-box>
        </draw:frame>
        <draw:frame draw:style-name="gr8" draw:text-style-name="P5" draw:layer="layout" svg:width="4.016cm" svg:height="0.806cm" svg:x="0.794cm" svg:y="4.639cm">
          <draw:text-box>
            <text:p text:style-name="P4"><text:span text:style-name="T1">CONDIVISIBILE</text:span></text:p>
          </draw:text-box>
        </draw:frame>
        <draw:frame draw:style-name="gr8" draw:text-style-name="P5" draw:layer="layout" svg:width="2.839cm" svg:height="0.806cm" svg:x="21.148cm" svg:y="19.752cm">
          <draw:text-box>
            <text:p text:style-name="P4"><text:span text:style-name="T1">ANONIMO</text:span></text:p>
          </draw:text-box>
        </draw:frame>
        <draw:frame draw:style-name="gr9" draw:text-style-name="P5" draw:layer="layout" svg:width="2.921cm" svg:height="0.806cm" svg:x="9.636cm" svg:y="23.479cm">
          <draw:text-box>
            <text:p text:style-name="P4"><text:span text:style-name="T1">REATTIVO</text:span></text:p>
          </draw:text-box>
        </draw:frame>
        <draw:frame draw:style-name="gr10" draw:text-style-name="P5" draw:layer="layout" svg:width="3.233cm" svg:height="0.806cm" svg:x="3.667cm" svg:y="21.149cm">
          <draw:text-box>
            <text:p text:style-name="P4"><text:span text:style-name="T1">SEMPLICE</text:span></text:p>
          </draw:text-box>
        </draw:frame>
        <draw:custom-shape draw:style-name="gr11" draw:text-style-name="P3" draw:layer="layout" svg:width="8.763cm" svg:height="8.9cm" svg:x="8.366cm" svg:y="8.239cm">
          <text:p/>
          <draw:enhanced-geometry draw:glue-point-type="segments" draw:mirror-horizontal="false" draw:mirror-vertical="false" draw:type="mso-spt100" draw:modifiers="-91.3837730194727 1.39884924879437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6" draw:text-style-name="P3" draw:layer="layout" svg:width="3.81cm" svg:height="3.81cm" svg:x="10.78cm" svg:y="10.78cm">
          <text:p/>
          <draw:enhanced-geometry draw:glue-point-type="segments" draw:type="mso-spt100" draw:modifiers="-90 0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12" draw:text-style-name="P3" draw:layer="layout" svg:width="13.59cm" svg:height="13.715cm" svg:x="5.825cm" svg:y="5.827cm">
          <text:p/>
          <draw:enhanced-geometry draw:glue-point-type="segments" draw:mirror-horizontal="false" draw:mirror-vertical="false" draw:type="mso-spt100" draw:modifiers="-90 0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13" draw:text-style-name="P6" draw:layer="layout" svg:width="19.177cm" svg:height="18.669cm" svg:x="3.159cm" svg:y="3.286cm">
          <text:p/>
          <draw:enhanced-geometry svg:viewBox="0 0 21600 21600" draw:glue-points="10800 0 3163 3163 0 10800 3163 18437 10800 21600 18437 18437 21600 10800 18437 3163" draw:text-areas="3163 3163 18437 18437" draw:type="ring" draw:modifiers="4331.71342162895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14" draw:text-style-name="P3" draw:layer="layout" svg:width="19.177cm" svg:height="18.573cm" svg:x="3.032cm" svg:y="3.382cm">
          <text:p/>
          <draw:enhanced-geometry draw:glue-point-type="segments" draw:mirror-horizontal="false" draw:mirror-vertical="false" draw:type="mso-spt100" draw:modifiers="179.900844085448 46.036462330056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15" draw:text-style-name="P7" draw:layer="layout" svg:width="8.509cm" svg:height="8.636cm" svg:x="8.493cm" svg:y="8.366cm">
          <text:p/>
          <draw:enhanced-geometry svg:viewBox="0 0 21600 21600" draw:glue-points="10800 0 3163 3163 0 10800 3163 18437 10800 21600 18437 18437 21600 10800 18437 3163" draw:text-areas="3163 3163 18437 18437" draw:type="ring" draw:modifiers="6148.65297084512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frame draw:style-name="gr8" draw:text-style-name="P5" draw:layer="layout" svg:width="3.63cm" svg:height="0.806cm" svg:x="20.77cm" svg:y="12.938cm">
          <draw:text-box>
            <text:p text:style-name="P4"><text:span text:style-name="T1">PROGETTATO</text:span></text:p>
          </draw:text-box>
        </draw:frame>
        <draw:frame draw:style-name="gr16" draw:text-style-name="P5" draw:layer="layout" svg:width="2.667cm" svg:height="1.361cm" svg:x="1.889cm" svg:y="12.303cm">
          <draw:text-box>
            <text:p text:style-name="P4"><text:span text:style-name="T1">STABILE</text:span></text:p>
          </draw:text-box>
        </draw:frame>
        <draw:custom-shape draw:style-name="gr17" draw:text-style-name="P8" draw:layer="layout" svg:width="0.889cm" svg:height="0.889cm" svg:x="13.192cm" svg:y="23.225cm">
          <text:p/>
          <draw:enhanced-geometry svg:viewBox="0 0 21600 21600" draw:glue-points="10800 0 3163 3163 0 10800 3163 18437 10800 21600 18437 18437 21600 10800 18437 3163" draw:text-areas="3163 3163 18437 18437" draw:type="ring" draw:modifiers="1868.76404494382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18" draw:text-style-name="P8" draw:layer="layout" svg:width="1.143cm" svg:height="1.143cm" svg:x="14.335cm" svg:y="22.971cm">
          <text:p/>
          <draw:enhanced-geometry svg:viewBox="0 0 21600 21600" draw:glue-points="10800 0 3163 3163 0 10800 3163 18437 10800 21600 18437 18437 21600 10800 18437 3163" draw:text-areas="3163 3163 18437 18437" draw:type="ring" draw:modifiers="4116.08391608392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19" draw:text-style-name="P8" draw:layer="layout" svg:width="1.651cm" svg:height="1.651cm" svg:x="15.605cm" svg:y="22.463cm">
          <text:p/>
          <draw:enhanced-geometry svg:viewBox="0 0 21600 21600" draw:glue-points="10800 0 3163 3163 0 10800 3163 18437 10800 21600 18437 18437 21600 10800 18437 3163" draw:text-areas="3163 3163 18437 18437" draw:type="ring" draw:modifiers="6989.66292134832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20" draw:text-style-name="P8" draw:layer="layout" svg:width="2.286cm" svg:height="2.286cm" svg:x="17.383cm" svg:y="21.828cm">
          <text:p/>
          <draw:enhanced-geometry svg:viewBox="0 0 21600 21600" draw:glue-points="10800 0 3163 3163 0 10800 3163 18437 10800 21600 18437 18437 21600 10800 18437 3163" draw:text-areas="3163 3163 18437 18437" draw:type="ring" draw:modifiers="9274.68299081767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frame draw:style-name="gr10" draw:text-style-name="P5" draw:layer="layout" svg:width="3.233cm" svg:height="0.806cm" svg:x="11.668cm" svg:y="12.259cm">
          <draw:text-box>
            <text:p text:style-name="P4"><text:span text:style-name="T1">UTENTE</text:span></text:p>
          </draw:text-box>
        </draw:frame>
        <draw:frame draw:style-name="gr21" draw:text-style-name="P5" draw:layer="layout" svg:width="5.334cm" svg:height="1.314cm" svg:x="18.145cm" svg:y="9.382cm">
          <draw:text-box>
            <text:p text:style-name="P4"><text:span text:style-name="T1">COMMUNITY</text:span></text:p>
          </draw:text-box>
        </draw:frame>
        <draw:custom-shape draw:style-name="gr22" draw:text-style-name="P3" draw:layer="layout" svg:width="23.4cm" svg:height="23.4cm" svg:x="1cm" svg:y="1cm">
          <text:p/>
          <draw:enhanced-geometry svg:viewBox="0 0 21600 21600" draw:type="rectangle" draw:enhanced-path="M 0 0 L 21600 0 21600 21600 0 21600 0 0 Z N"/>
        </draw:custom-shape>
        <draw:frame draw:style-name="gr23" draw:text-style-name="P1" draw:layer="layout" svg:width="2.454cm" svg:height="0.889cm" draw:transform="rotate (-3.14159265358979) translate (23.647cm 23.733cm)">
          <draw:image xlink:href="Pictures/10000201000000580000001F4185141DA360E009.png" xlink:type="simple" xlink:show="embed" xlink:actuate="onLoad">
            <text:p/>
          </draw:image>
        </draw:frame>
        <draw:frame draw:style-name="gr8" draw:text-style-name="P10" draw:layer="layout" svg:width="3.364cm" svg:height="1.115cm" svg:x="20.848cm" svg:y="21.094cm">
          <draw:text-box>
            <text:p text:style-name="P9"><text:span text:style-name="T2">Social network </text:span></text:p>
            <text:p text:style-name="P9"><text:span text:style-name="T2">design toolkit</text:span></text:p>
          </draw:text-box>
        </draw:frame>
        <draw:custom-shape draw:style-name="gr24" draw:text-style-name="P8" draw:layer="layout" svg:width="4.953cm" svg:height="4.953cm" svg:x="1cm" svg:y="10.271cm">
          <text:p/>
          <draw:enhanced-geometry svg:viewBox="0 0 21600 21600" draw:glue-points="10800 0 3163 3163 0 10800 3163 18437 10800 21600 18437 18437 21600 10800 18437 3163" draw:text-areas="3163 3163 18437 18437" draw:type="ring" draw:modifiers="1582.72103350828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adornments="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Olive_20_Green" draw:display-name="Olive Green" draw:style="linear" draw:start-color="#3f4f3d" draw:end-color="#83a67f" draw:start-intensity="100%" draw:end-intensity="100%" draw:angle="600" draw:border="0%"/>
    <draw:gradient draw:name="gradient" draw:style="linear" draw:start-color="#3f4f3d" draw:end-color="#9b83aa" draw:start-intensity="100%" draw:end-intensity="100%" draw:angle="6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5.4cm" fo:page-height="25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09T12:28:33.356058062</meta:creation-date>
    <dc:date>2019-10-09T13:42:34.199452926</dc:date>
    <meta:editing-duration>PT18M45S</meta:editing-duration>
    <meta:editing-cycles>4</meta:editing-cycles>
    <meta:generator>LibreOffice/6.0.7.3$Linux_X86_64 LibreOffice_project/00m0$Build-3</meta:generator>
    <meta:document-statistic meta:object-count="33"/>
  </office:meta>
</office:document-meta>
</file>